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32FC07DE54864971DF2.png" manifest:media-type="image/png"/>
  <manifest:file-entry manifest:full-path="Pictures/100088420000E37B00012E2B3D12DEA173DBFE07.svg" manifest:media-type="image/svg+xml"/>
  <manifest:file-entry manifest:full-path="Pictures/1003772C000457C400013DE1ECAE3FA514CD2649.svg" manifest:media-type="image/svg+xml"/>
  <manifest:file-entry manifest:full-path="Pictures/100021590000627F00004E1A9149FAB3F57F2329.svg" manifest:media-type="image/svg+xml"/>
  <manifest:file-entry manifest:full-path="Pictures/100002010000052A0000017A322F5C3D17A8CB6C.png" manifest:media-type="image/png"/>
  <manifest:file-entry manifest:full-path="Pictures/100002010000031A00000276624E4C94D3AE1B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Default_5f_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0.766cm" fo:min-width="7.628cm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pr1" style:family="presentation" style:parent-style-name="Default1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eeeeee"/>
      <style:paragraph-properties fo:text-align="center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1" xml:id="id1" draw:id="id1" draw:layer="layout" svg:width="18.999cm" svg:height="5.431cm" svg:x="4.317cm" svg:y="1.857cm">
          <draw:image xlink:href="Pictures/1003772C000457C400013DE1ECAE3FA514CD2649.svg" xlink:type="simple" xlink:show="embed" xlink:actuate="onLoad">
            <text:p/>
          </draw:image>
          <draw:image xlink:href="Pictures/100002010000052A0000017A322F5C3D17A8CB6C.png" xlink:type="simple" xlink:show="embed" xlink:actuate="onLoad"/>
          <svg:title>G</svg:title>
        </draw:frame>
        <draw:frame draw:style-name="gr1" draw:text-style-name="P1" xml:id="id2" draw:id="id2" draw:layer="layout" svg:width="9.524cm" svg:height="7.551cm" svg:x="16.256cm" svg:y="10.575cm">
          <draw:image xlink:href="Pictures/100021590000627F00004E1A9149FAB3F57F2329.svg" xlink:type="simple" xlink:show="embed" xlink:actuate="onLoad">
            <text:p/>
          </draw:image>
          <draw:image xlink:href="Pictures/100002010000031A00000276624E4C94D3AE1BAA.png" xlink:type="simple" xlink:show="embed" xlink:actuate="onLoad"/>
          <svg:title>G</svg:title>
        </draw:frame>
        <draw:frame draw:style-name="gr1" draw:text-style-name="P1" xml:id="id3" draw:id="id3" draw:layer="layout" svg:width="9.271cm" svg:height="9.948cm" svg:x="2.413cm" svg:y="9.744cm">
          <draw:image xlink:href="Pictures/100088420000E37B00012E2B3D12DEA173DBFE07.svg" xlink:type="simple" xlink:show="embed" xlink:actuate="onLoad">
            <text:p/>
          </draw:image>
          <draw:image xlink:href="Pictures/10000201000002650000032FC07DE54864971DF2.png" xlink:type="simple" xlink:show="embed" xlink:actuate="onLoad"/>
          <svg:title>G</svg:title>
        </draw:frame>
        <draw:connector draw:style-name="gr2" draw:text-style-name="P1" draw:layer="layout" draw:line-skew="-0.401cm" svg:x1="13.816cm" svg:y1="7.388cm" svg:x2="21.018cm" svg:y2="10.675cm" draw:start-shape="id1" draw:start-glue-point="2" draw:end-shape="id2" svg:d="M13816 7388v1243h7202v2044" svg:viewBox="0 0 7203 3288">
          <text:p/>
        </draw:connector>
        <draw:connector draw:style-name="gr2" draw:text-style-name="P1" draw:layer="layout" svg:x1="13.816cm" svg:y1="7.388cm" svg:x2="7.048cm" svg:y2="9.844cm" draw:start-shape="id1" draw:start-glue-point="2" draw:end-shape="id3" svg:d="M13816 7388v1228h-6768v1228" svg:viewBox="0 0 6769 2457">
          <text:p/>
        </draw:connector>
        <draw:custom-shape draw:style-name="gr3" draw:text-style-name="P3" draw:layer="layout" svg:width="8.128cm" svg:height="1.016cm" svg:x="9.613cm" svg:y="0.841cm">
          <text:p text:style-name="P2"><text:span text:style-name="T1">N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8cm" svg:height="1.016cm" svg:x="16.942cm" svg:y="8.131cm">
          <text:p text:style-name="P2"><text:span text:style-name="T1">NU-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128cm" svg:height="1.016cm" svg:x="2.967cm" svg:y="8.006cm">
          <text:p text:style-name="P2"><text:span text:style-name="T1">NN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3.506cm" svg:x="1.399cm" svg:y="0.836cm" presentation:class="title" presentation:placeholder="true">
        <draw:text-box/>
      </draw:frame>
      <draw:frame presentation:style-name="Default1-outline1" draw:layer="backgroundobjects" svg:width="25.199cm" svg:height="12.179cm" svg:x="1.399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6:21:27.351976067</meta:creation-date>
    <dc:date>2017-06-12T16:27:16.913671196</dc:date>
    <meta:editing-duration>PT5M50S</meta:editing-duration>
    <meta:editing-cycles>1</meta:editing-cycles>
    <meta:document-statistic meta:object-count="42"/>
    <meta:generator>LibreOffice/5.2.7.2$Linux_X86_64 LibreOffice_project/20$Build-2</meta:generator>
  </office:meta>
</office:document-meta>
</file>